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24pt" fo:font-weight="bold" officeooo:rsid="00196dc0" officeooo:paragraph-rsid="00196dc0" style:font-size-asian="24pt" style:font-weight-asian="bold" style:font-size-complex="24pt" style:font-weight-complex="bold"/>
    </style:style>
    <style:style style:name="P2" style:family="paragraph" style:parent-style-name="Standard">
      <style:paragraph-properties fo:text-align="end" style:justify-single-word="false"/>
      <style:text-properties style:font-name="Arial" fo:font-size="24pt" fo:font-weight="bold" officeooo:rsid="001a709d" officeooo:paragraph-rsid="001a709d" style:font-size-asian="24pt" style:font-weight-asian="bold" style:font-size-complex="24pt" style:font-weight-complex="bold"/>
    </style:style>
    <style:style style:name="P3" style:family="paragraph" style:parent-style-name="Standard">
      <style:paragraph-properties fo:text-align="end" style:justify-single-word="false"/>
      <style:text-properties style:font-name="Arial" fo:font-size="24pt" fo:font-weight="bold" officeooo:rsid="001dbb6f" officeooo:paragraph-rsid="001dbb6f" style:font-size-asian="24pt" style:font-weight-asian="bold" style:font-size-complex="24pt" style:font-weight-complex="bold"/>
    </style:style>
    <style:style style:name="P4" style:family="paragraph" style:parent-style-name="Standard">
      <style:paragraph-properties fo:text-align="start" style:justify-single-word="false"/>
      <style:text-properties style:font-name="Arial" fo:font-size="24pt" fo:font-weight="bold" officeooo:rsid="001dbb6f" officeooo:paragraph-rsid="001dbb6f" style:font-size-asian="24pt" style:font-weight-asian="bold" style:font-size-complex="24pt" style:font-weight-complex="bold"/>
    </style:style>
    <style:style style:name="P5" style:family="paragraph" style:parent-style-name="Standard">
      <style:paragraph-properties fo:text-align="end" style:justify-single-word="false"/>
      <style:text-properties style:font-name="Arial"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rial" fo:font-size="24pt" fo:font-weight="bold" officeooo:rsid="0020157e" officeooo:paragraph-rsid="0020157e" style:font-size-asian="24pt" style:font-weight-asian="bold" style:font-size-complex="24pt" style:font-weight-complex="bold"/>
    </style:style>
    <style:style style:name="P7" style:family="paragraph" style:parent-style-name="Standard">
      <style:paragraph-properties fo:text-align="start" style:justify-single-word="false"/>
      <style:text-properties style:font-name="Arial" fo:font-size="24pt" fo:font-weight="bold" officeooo:rsid="0020157e" officeooo:paragraph-rsid="00208a8c"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Arial" fo:font-size="24pt" fo:font-weight="bold" officeooo:rsid="00208a8c" officeooo:paragraph-rsid="00208a8c" style:font-size-asian="24pt" style:font-weight-asian="bold" style:font-size-complex="24pt" style:font-weight-complex="bold"/>
    </style:style>
    <style:style style:name="P9" style:family="paragraph" style:parent-style-name="Standard" style:list-style-name="L1">
      <style:paragraph-properties fo:text-align="start" style:justify-single-word="false"/>
      <style:text-properties style:font-name="Arial" fo:font-size="18pt" fo:font-weight="bold" officeooo:rsid="0020157e" officeooo:paragraph-rsid="0020157e" style:font-size-asian="18pt" style:font-weight-asian="bold" style:font-size-complex="18pt" style:font-weight-complex="bold"/>
    </style:style>
    <style:style style:name="P10" style:family="paragraph" style:parent-style-name="Standard" style:list-style-name="L1">
      <style:paragraph-properties fo:text-align="start" style:justify-single-word="false"/>
      <style:text-properties style:font-name="Arial" fo:font-size="18pt" fo:font-weight="bold" officeooo:rsid="0020157e" officeooo:paragraph-rsid="00208a8c" style:font-size-asian="18pt" style:font-weight-asian="bold" style:font-size-complex="18pt" style:font-weight-complex="bold"/>
    </style:style>
    <style:style style:name="P11" style:family="paragraph" style:parent-style-name="Standard" style:list-style-name="L1">
      <style:paragraph-properties fo:text-align="start" style:justify-single-word="false"/>
      <style:text-properties style:font-name="Arial" fo:font-size="18pt" fo:font-weight="bold" officeooo:rsid="0020157e" officeooo:paragraph-rsid="002174dd" style:font-size-asian="18pt" style:font-weight-asian="bold" style:font-size-complex="18pt" style:font-weight-complex="bold"/>
    </style:style>
    <style:style style:name="P12" style:family="paragraph" style:parent-style-name="Standard" style:list-style-name="L1">
      <style:paragraph-properties fo:text-align="start" style:justify-single-word="false"/>
      <style:text-properties style:font-name="Arial" fo:font-size="18pt" fo:font-weight="bold" officeooo:rsid="00208a8c" officeooo:paragraph-rsid="00208a8c" style:font-size-asian="18pt" style:font-weight-asian="bold" style:font-size-complex="18pt" style:font-weight-complex="bold"/>
    </style:style>
    <style:style style:name="P13" style:family="paragraph" style:parent-style-name="Standard" style:list-style-name="L1">
      <style:paragraph-properties fo:text-align="start" style:justify-single-word="false"/>
      <style:text-properties style:font-name="Arial" fo:font-size="18pt" fo:font-weight="bold" officeooo:rsid="003062c4" officeooo:paragraph-rsid="003062c4"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rial" fo:font-size="18pt" fo:font-weight="bold" officeooo:rsid="003062c4" officeooo:paragraph-rsid="003062c4" style:font-size-asian="18pt" style:font-weight-asian="bold" style:font-size-complex="18pt" style:font-weight-complex="bold"/>
    </style:style>
    <style:style style:name="P15" style:family="paragraph" style:parent-style-name="Standard" style:list-style-name="L1">
      <style:paragraph-properties fo:text-align="start" style:justify-single-word="false"/>
      <style:text-properties style:font-name="Arial" fo:font-size="18pt" fo:font-weight="bold" officeooo:rsid="0032876f" officeooo:paragraph-rsid="0032876f" style:font-size-asian="18pt" style:font-weight-asian="bold" style:font-size-complex="18pt" style:font-weight-complex="bold"/>
    </style:style>
    <style:style style:name="P16" style:family="paragraph" style:parent-style-name="Standard" style:list-style-name="L1">
      <style:paragraph-properties fo:text-align="start" style:justify-single-word="false"/>
      <style:text-properties style:font-name="Arial" fo:font-size="18pt" fo:font-weight="bold" officeooo:rsid="0032876f" officeooo:paragraph-rsid="0034ed9c" style:font-size-asian="18pt" style:font-weight-asian="bold" style:font-size-complex="18pt" style:font-weight-complex="bold"/>
    </style:style>
    <style:style style:name="P17" style:family="paragraph" style:parent-style-name="Standard" style:list-style-name="L1">
      <style:paragraph-properties fo:text-align="start" style:justify-single-word="false"/>
      <style:text-properties style:font-name="Arial" fo:font-size="18pt" fo:font-weight="bold" officeooo:rsid="0032876f" officeooo:paragraph-rsid="0037d185" style:font-size-asian="18pt" style:font-weight-asian="bold" style:font-size-complex="18pt" style:font-weight-complex="bold"/>
    </style:style>
    <style:style style:name="P18" style:family="paragraph" style:parent-style-name="Standard" style:list-style-name="L1">
      <style:paragraph-properties fo:text-align="start" style:justify-single-word="false"/>
      <style:text-properties style:font-name="Arial" fo:font-size="18pt" fo:font-weight="bold" officeooo:rsid="0032876f" officeooo:paragraph-rsid="003fc216"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font-name="Arial" fo:font-size="18pt" fo:font-weight="bold" officeooo:rsid="0032876f" officeooo:paragraph-rsid="0032876f" style:font-size-asian="18pt" style:font-weight-asian="bold" style:font-size-complex="18pt" style:font-weight-complex="bold"/>
    </style:style>
    <style:style style:name="P20" style:family="paragraph" style:parent-style-name="Standard" style:list-style-name="L1">
      <style:paragraph-properties fo:text-align="start" style:justify-single-word="false"/>
      <style:text-properties style:font-name="Arial" fo:font-size="18pt" fo:font-weight="normal" officeooo:rsid="004cd822" officeooo:paragraph-rsid="004cd822" style:font-size-asian="18pt" style:font-weight-asian="normal" style:font-size-complex="18pt" style:font-weight-complex="normal"/>
    </style:style>
    <style:style style:name="P21" style:family="paragraph" style:parent-style-name="Standard" style:list-style-name="L1">
      <style:paragraph-properties fo:text-align="start" style:justify-single-word="false"/>
      <style:text-properties style:font-name="Arial" fo:font-size="14pt" fo:font-weight="normal" officeooo:rsid="0020157e" officeooo:paragraph-rsid="002174dd" style:font-size-asian="14pt" style:font-weight-asian="normal" style:font-size-complex="14pt" style:font-weight-complex="normal"/>
    </style:style>
    <style:style style:name="P22" style:family="paragraph" style:parent-style-name="Standard" style:list-style-name="L1">
      <style:paragraph-properties fo:text-align="start" style:justify-single-word="false"/>
      <style:text-properties style:font-name="Arial" fo:font-size="14pt" fo:font-weight="normal" officeooo:rsid="002174dd" officeooo:paragraph-rsid="002174dd" style:font-size-asian="12.25pt" style:font-weight-asian="normal" style:font-size-complex="14pt" style:font-weight-complex="normal"/>
    </style:style>
    <style:style style:name="P23" style:family="paragraph" style:parent-style-name="Standard" style:list-style-name="L1">
      <style:paragraph-properties fo:text-align="start" style:justify-single-word="false"/>
      <style:text-properties style:font-name="Arial" fo:font-size="14pt" fo:font-weight="normal" officeooo:rsid="002401d4" officeooo:paragraph-rsid="002401d4" style:font-size-asian="12.25pt" style:font-weight-asian="normal" style:font-size-complex="14pt" style:font-weight-complex="normal"/>
    </style:style>
    <style:style style:name="P24" style:family="paragraph" style:parent-style-name="Standard" style:list-style-name="L1">
      <style:paragraph-properties fo:text-align="start" style:justify-single-word="false"/>
      <style:text-properties style:font-name="Arial" fo:font-size="14pt" fo:font-weight="normal" officeooo:rsid="00244bdd" officeooo:paragraph-rsid="00244bdd" style:font-size-asian="12.25pt" style:font-weight-asian="normal" style:font-size-complex="14pt" style:font-weight-complex="normal"/>
    </style:style>
    <style:style style:name="P25" style:family="paragraph" style:parent-style-name="Standard" style:list-style-name="L1">
      <style:paragraph-properties fo:text-align="start" style:justify-single-word="false"/>
      <style:text-properties style:font-name="Arial" fo:font-size="14pt" fo:font-weight="normal" officeooo:rsid="002836e6" officeooo:paragraph-rsid="002836e6" style:font-size-asian="12.25pt" style:font-weight-asian="normal" style:font-size-complex="14pt" style:font-weight-complex="normal"/>
    </style:style>
    <style:style style:name="P26" style:family="paragraph" style:parent-style-name="Standard" style:list-style-name="L1">
      <style:paragraph-properties fo:text-align="start" style:justify-single-word="false"/>
      <style:text-properties style:font-name="Arial" fo:font-size="14pt" fo:font-weight="normal" officeooo:rsid="0020157e" officeooo:paragraph-rsid="002174dd" style:font-size-asian="12.25pt" style:font-weight-asian="normal" style:font-size-complex="14pt" style:font-weight-complex="normal"/>
    </style:style>
    <style:style style:name="P27" style:family="paragraph" style:parent-style-name="Standard" style:list-style-name="L1">
      <style:paragraph-properties fo:text-align="start" style:justify-single-word="false"/>
      <style:text-properties style:font-name="Arial" fo:font-size="14pt" fo:font-weight="normal" officeooo:rsid="00301b72" officeooo:paragraph-rsid="00301b72" style:font-size-asian="12.25pt" style:font-weight-asian="normal" style:font-size-complex="14pt" style:font-weight-complex="normal"/>
    </style:style>
    <style:style style:name="P28" style:family="paragraph" style:parent-style-name="Standard" style:list-style-name="L1">
      <style:paragraph-properties fo:text-align="start" style:justify-single-word="false"/>
      <style:text-properties style:font-name="Arial" fo:font-size="14pt" fo:font-weight="normal" officeooo:rsid="003062c4" officeooo:paragraph-rsid="003062c4" style:font-size-asian="12.25pt" style:font-weight-asian="normal" style:font-size-complex="14pt" style:font-weight-complex="normal"/>
    </style:style>
    <style:style style:name="P29" style:family="paragraph" style:parent-style-name="Standard" style:list-style-name="L1">
      <style:paragraph-properties fo:text-align="start" style:justify-single-word="false"/>
      <style:text-properties style:font-name="Arial" fo:font-size="14pt" fo:font-weight="normal" officeooo:rsid="00319e21" officeooo:paragraph-rsid="00319e21" style:font-size-asian="12.25pt" style:font-weight-asian="normal" style:font-size-complex="14pt" style:font-weight-complex="normal"/>
    </style:style>
    <style:style style:name="P30" style:family="paragraph" style:parent-style-name="Standard" style:list-style-name="L1">
      <style:paragraph-properties fo:text-align="start" style:justify-single-word="false"/>
      <style:text-properties style:font-name="Arial" fo:font-size="14pt" fo:font-weight="normal" officeooo:rsid="00321cf8" officeooo:paragraph-rsid="00321cf8"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style:font-name="Arial" fo:font-size="14pt" fo:font-weight="normal" officeooo:rsid="0032876f" officeooo:paragraph-rsid="0032876f" style:font-size-asian="12.25pt" style:font-weight-asian="normal" style:font-size-complex="14pt" style:font-weight-complex="normal"/>
    </style:style>
    <style:style style:name="P32" style:family="paragraph" style:parent-style-name="Standard" style:list-style-name="L1">
      <style:paragraph-properties fo:text-align="start" style:justify-single-word="false"/>
      <style:text-properties style:font-name="Arial" fo:font-size="14pt" fo:font-weight="normal" officeooo:rsid="0032876f" officeooo:paragraph-rsid="0034ed9c" style:font-size-asian="12.25pt" style:font-weight-asian="normal" style:font-size-complex="14pt" style:font-weight-complex="normal"/>
    </style:style>
    <style:style style:name="P33" style:family="paragraph" style:parent-style-name="Standard" style:list-style-name="L1">
      <style:paragraph-properties fo:text-align="start" style:justify-single-word="false"/>
      <style:text-properties style:font-name="Arial" fo:font-size="14pt" fo:font-weight="normal" officeooo:rsid="0032876f" officeooo:paragraph-rsid="0037d185" style:font-size-asian="12.25pt" style:font-weight-asian="normal" style:font-size-complex="14pt" style:font-weight-complex="normal"/>
    </style:style>
    <style:style style:name="P34" style:family="paragraph" style:parent-style-name="Standard" style:list-style-name="L1">
      <style:paragraph-properties fo:text-align="start" style:justify-single-word="false"/>
      <style:text-properties style:font-name="Arial" fo:font-size="14pt" fo:font-weight="normal" officeooo:rsid="0032876f" officeooo:paragraph-rsid="003fc216" style:font-size-asian="12.25pt" style:font-weight-asian="normal" style:font-size-complex="14pt" style:font-weight-complex="normal"/>
    </style:style>
    <style:style style:name="P35" style:family="paragraph" style:parent-style-name="Standard" style:list-style-name="L1">
      <style:paragraph-properties fo:text-align="start" style:justify-single-word="false"/>
      <style:text-properties style:font-name="Arial" fo:font-size="14pt" fo:font-weight="normal" officeooo:rsid="0034b810" officeooo:paragraph-rsid="0034b810" style:font-size-asian="12.25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style:font-name="Arial" fo:font-size="14pt" fo:font-weight="normal" officeooo:rsid="0034b810" officeooo:paragraph-rsid="0034ed9c" style:font-size-asian="12.25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style:font-name="Arial" fo:font-size="14pt" fo:font-weight="normal" officeooo:rsid="0034b810" officeooo:paragraph-rsid="0037d185" style:font-size-asian="12.25pt" style:font-weight-asian="normal" style:font-size-complex="14pt" style:font-weight-complex="normal"/>
    </style:style>
    <style:style style:name="P38" style:family="paragraph" style:parent-style-name="Standard" style:list-style-name="L1">
      <style:paragraph-properties fo:text-align="start" style:justify-single-word="false"/>
      <style:text-properties style:font-name="Arial" fo:font-size="14pt" fo:font-weight="normal" officeooo:rsid="0034b810" officeooo:paragraph-rsid="003fc216"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Arial" fo:font-size="14pt" fo:font-weight="normal" officeooo:rsid="0034b810" officeooo:paragraph-rsid="0034b810" style:font-size-asian="12.25pt" style:font-weight-asian="normal" style:font-size-complex="14pt" style:font-weight-complex="normal"/>
    </style:style>
    <style:style style:name="P40" style:family="paragraph" style:parent-style-name="Standard" style:list-style-name="L1">
      <style:paragraph-properties fo:text-align="start" style:justify-single-word="false"/>
      <style:text-properties style:font-name="Arial" fo:font-size="14pt" fo:font-weight="normal" officeooo:rsid="003c30db" officeooo:paragraph-rsid="003c30db"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Arial" fo:font-size="14pt" fo:font-weight="normal" officeooo:rsid="003c30db" officeooo:paragraph-rsid="003c30db" style:font-size-asian="12.25pt" style:font-weight-asian="normal" style:font-size-complex="14pt" style:font-weight-complex="normal"/>
    </style:style>
    <style:style style:name="P42" style:family="paragraph" style:parent-style-name="Standard" style:list-style-name="L1">
      <style:paragraph-properties fo:text-align="start" style:justify-single-word="false"/>
      <style:text-properties style:font-name="Arial" fo:font-size="14pt" fo:font-weight="normal" officeooo:rsid="003e5985" officeooo:paragraph-rsid="003e5985" style:font-size-asian="12.25pt" style:font-weight-asian="normal" style:font-size-complex="14pt" style:font-weight-complex="normal"/>
    </style:style>
    <style:style style:name="P43" style:family="paragraph" style:parent-style-name="Standard" style:list-style-name="L1">
      <style:paragraph-properties fo:text-align="start" style:justify-single-word="false"/>
      <style:text-properties style:font-name="Arial" fo:font-size="14pt" fo:font-weight="normal" officeooo:rsid="003ec3cd" officeooo:paragraph-rsid="003ec3cd" style:font-size-asian="12.25pt" style:font-weight-asian="normal" style:font-size-complex="14pt" style:font-weight-complex="normal"/>
    </style:style>
    <style:style style:name="P44" style:family="paragraph" style:parent-style-name="Standard" style:list-style-name="L1">
      <style:paragraph-properties fo:text-align="start" style:justify-single-word="false"/>
      <style:text-properties style:font-name="Arial" fo:font-size="14pt" fo:font-weight="normal" officeooo:rsid="00428551" officeooo:paragraph-rsid="00428551" style:font-size-asian="12.25pt" style:font-weight-asian="normal" style:font-size-complex="14pt" style:font-weight-complex="normal"/>
    </style:style>
    <style:style style:name="P45" style:family="paragraph" style:parent-style-name="Standard" style:list-style-name="L1">
      <style:paragraph-properties fo:text-align="start" style:justify-single-word="false"/>
      <style:text-properties style:font-name="Arial" fo:font-size="14pt" fo:font-weight="normal" officeooo:rsid="0046852a" officeooo:paragraph-rsid="0046852a" style:font-size-asian="12.25pt" style:font-weight-asian="normal" style:font-size-complex="14pt" style:font-weight-complex="normal"/>
    </style:style>
    <style:style style:name="P46" style:family="paragraph" style:parent-style-name="Standard" style:list-style-name="L1">
      <style:paragraph-properties fo:text-align="start" style:justify-single-word="false"/>
      <style:text-properties style:font-name="Arial" fo:font-size="14pt" fo:font-weight="normal" officeooo:rsid="00473b08" officeooo:paragraph-rsid="00473b08" style:font-size-asian="12.25pt" style:font-weight-asian="normal" style:font-size-complex="14pt" style:font-weight-complex="normal"/>
    </style:style>
    <style:style style:name="P47" style:family="paragraph" style:parent-style-name="Standard" style:list-style-name="L1">
      <style:paragraph-properties fo:text-align="start" style:justify-single-word="false"/>
      <style:text-properties style:font-name="Arial" fo:font-size="14pt" fo:font-style="normal" fo:font-weight="normal" officeooo:rsid="003062c4" officeooo:paragraph-rsid="003062c4" style:font-size-asian="12.25pt" style:font-style-asian="normal" style:font-weight-asian="normal" style:font-size-complex="14pt" style:font-style-complex="normal" style:font-weight-complex="normal"/>
    </style:style>
    <style:style style:name="P48" style:family="paragraph" style:parent-style-name="Standard" style:list-style-name="L1">
      <style:paragraph-properties fo:text-align="start" style:justify-single-word="false"/>
      <style:text-properties style:font-name="Arial" fo:font-size="16pt" fo:font-weight="normal" officeooo:rsid="0020157e" officeooo:paragraph-rsid="002174dd" style:font-size-asian="14pt" style:font-weight-asian="normal" style:font-size-complex="16pt" style:font-weight-complex="normal"/>
    </style:style>
    <style:style style:name="T1" style:family="text">
      <style:text-properties officeooo:rsid="00196dc0"/>
    </style:style>
    <style:style style:name="T2" style:family="text">
      <style:text-properties officeooo:rsid="001efcd6"/>
    </style:style>
    <style:style style:name="T3" style:family="text">
      <style:text-properties fo:font-weight="bold" style:font-weight-asian="bold" style:font-weight-complex="bold"/>
    </style:style>
    <style:style style:name="T4" style:family="text">
      <style:text-properties officeooo:rsid="002f1c03"/>
    </style:style>
    <style:style style:name="T5" style:family="text">
      <style:text-properties officeooo:rsid="002f2291"/>
    </style:style>
    <style:style style:name="T6" style:family="text">
      <style:text-properties style:text-position="super 58%"/>
    </style:style>
    <style:style style:name="T7" style:family="text">
      <style:text-properties officeooo:rsid="0032876f"/>
    </style:style>
    <style:style style:name="T8" style:family="text">
      <style:text-properties officeooo:rsid="003410e7"/>
    </style:style>
    <style:style style:name="T9" style:family="text">
      <style:text-properties officeooo:rsid="0034ed9c"/>
    </style:style>
    <style:style style:name="T10" style:family="text">
      <style:text-properties officeooo:rsid="0035c95e"/>
    </style:style>
    <style:style style:name="T11" style:family="text">
      <style:text-properties officeooo:rsid="0036247b"/>
    </style:style>
    <style:style style:name="T12" style:family="text">
      <style:text-properties officeooo:rsid="0037d185"/>
    </style:style>
    <style:style style:name="T13" style:family="text">
      <style:text-properties officeooo:rsid="003842c6"/>
    </style:style>
    <style:style style:name="T14" style:family="text">
      <style:text-properties officeooo:rsid="003a1eda"/>
    </style:style>
    <style:style style:name="T15" style:family="text">
      <style:text-properties officeooo:rsid="003a7d27"/>
    </style:style>
    <style:style style:name="T16" style:family="text">
      <style:text-properties officeooo:rsid="003df921"/>
    </style:style>
    <style:style style:name="T17" style:family="text">
      <style:text-properties officeooo:rsid="003fc216"/>
    </style:style>
    <style:style style:name="T18" style:family="text">
      <style:text-properties officeooo:rsid="00405df2"/>
    </style:style>
    <style:style style:name="T19" style:family="text">
      <style:text-properties officeooo:rsid="0041cd62"/>
    </style:style>
    <style:style style:name="T20" style:family="text">
      <style:text-properties officeooo:rsid="0044c42d"/>
    </style:style>
    <style:style style:name="T21" style:family="text">
      <style:text-properties officeooo:rsid="004a19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Requirements</text:p>
      <text:p text:style-name="P5">Specification</text:p>
      <text:p text:style-name="P5"/>
      <text:p text:style-name="P5">for</text:p>
      <text:p text:style-name="P1">&lt;Online Hotel Room Booking System&gt;</text:p>
      <text:p text:style-name="P5"/>
      <text:p text:style-name="P5">Version 1.0 approved</text:p>
      <text:p text:style-name="P5"/>
      <text:p text:style-name="P5">Prepared by <text:span text:style-name="T1">&lt;Hamza Shahid&gt;</text:span></text:p>
      <text:p text:style-name="P5"/>
      <text:p text:style-name="P2">&lt;<text:span text:style-name="T2">Sus Birds</text:span>&gt;</text:p>
      <text:p text:style-name="P5"/>
      <text:p text:style-name="P3">&lt;September 21, 2022&gt;</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list xml:id="list2838004780" text:style-name="L1">
        <text:list-item>
          <text:p text:style-name="P9"><text:soft-page-break/>Introduction:</text:p>
          <text:list>
            <text:list-item>
              <text:p text:style-name="P10">Purpose:</text:p>
              <text:p text:style-name="P21">As this is the technological era, so we need to update ourselves with the time. The online hotel room booking system is going to help the visitors came from another city / country to find out this comfortable hotel. System is going to be built for hotel, its not for generic purpose. So, the user will be able to find and see hotel rooms available. The hotel management can also advertise it easily.</text:p>
            </text:list-item>
            <text:list-item>
              <text:p text:style-name="P10">Document Conventions:</text:p>
              <text:p text:style-name="P22">This document covers the requirements of the project. The priority of <text:s/>requirements are as individual. That means each requirement has his own priority.</text:p>
            </text:list-item>
            <text:list-item>
              <text:p text:style-name="P10">Intended Audience and Reading Suggestions:</text:p>
              <text:p text:style-name="P22">The customers, developers, project managers and testers are the target audience of this document. The developers should read the document thoroughly so that they will have a clear view about the project. The customers should focus on functional and non-functional requirements so they will have idea of project and will not be shocked when product is deployed.</text:p>
            </text:list-item>
            <text:list-item>
              <text:p text:style-name="P10">Product Scope:</text:p>
              <text:p text:style-name="P23">By using online system for room booking, it will save a lot of customer's time and energy. And the hotel management can advertise hotel easily by it. As the users can give and read feedback and can also see the pictures of room before booking. </text:p>
            </text:list-item>
            <text:list-item>
              <text:p text:style-name="P10">References:</text:p>
              <text:p text:style-name="P24">You can refer to <text:span text:style-name="T3">project plan document</text:span> for further clarity about the project.</text:p>
              <text:p text:style-name="P10"/>
            </text:list-item>
          </text:list>
        </text:list-item>
        <text:list-item>
          <text:p text:style-name="P12">Overall Description</text:p>
          <text:list>
            <text:list-item>
              <text:p text:style-name="P11">Product Perspective:</text:p>
              <text:p text:style-name="P25">This project is the replacement of finding <text:span text:style-name="T4">best</text:span> hotel by wasting time and energy. By this project, <text:span text:style-name="T5">user can access our hotel info.</text:span></text:p>
            </text:list-item>
            <text:list-item>
              <text:p text:style-name="P11">Product Functions:</text:p>
              <text:p text:style-name="P27">The product is an application in which the user can access our hotel’s information through pictures and customer’s feedbacks.</text:p>
            </text:list-item>
            <text:list-item>
              <text:p text:style-name="P11">User Classes and Characteristics:</text:p>
              <text:p text:style-name="P26"/>
            </text:list-item>
            <text:list-item>
              <text:p text:style-name="P11">Operating Environment:</text:p>
              <text:p text:style-name="P28">The product will be able to be used smoothly in the </text:p>
              <text:list>
                <text:list-item>
                  <text:p text:style-name="P28">system &gt;= 5<text:span text:style-name="T6">th</text:span> generation</text:p>
                </text:list-item>
                <text:list-item>
                  <text:p text:style-name="P28">system &gt;= core i5</text:p>
                </text:list-item>
              </text:list>
            </text:list-item>
            <text:list-item>
              <text:p text:style-name="P11"><text:soft-page-break/>Design and Implementation Constraints:</text:p>
              <text:p text:style-name="P28">There is hardware limitations in the product. It will be used smoothly in the system whose specifications matched with the specifications mentioned above.</text:p>
            </text:list-item>
            <text:list-item>
              <text:p text:style-name="P11">User Documentation:</text:p>
              <text:p text:style-name="P28">The product is self explanatory and easy to use for the people who are familiar with other applications.</text:p>
            </text:list-item>
            <text:list-item>
              <text:p text:style-name="P11">Assumptions and Dependencies:</text:p>
              <text:p text:style-name="P47">We are going to develop the project from scratch, so we will try our best to meet the requirements in the specified time and budget.</text:p>
              <text:p text:style-name="P47"/>
            </text:list-item>
          </text:list>
        </text:list-item>
        <text:list-item>
          <text:p text:style-name="P12">External Interface Requirements:</text:p>
          <text:list>
            <text:list-item>
              <text:p text:style-name="P13">User interfaces:</text:p>
              <text:p text:style-name="P29">As we mentioned the software is self explanatory. The interface is friendly that the errors will help the user to locate his dumbness.</text:p>
            </text:list-item>
            <text:list-item>
              <text:p text:style-name="P13">Hardware interfaces:</text:p>
              <text:p text:style-name="P29">The product will be smooth in the system specified above.</text:p>
            </text:list-item>
            <text:list-item>
              <text:p text:style-name="P13">Software interfaces:</text:p>
              <text:p text:style-name="P28"/>
            </text:list-item>
            <text:list-item>
              <text:p text:style-name="P13">Communication interfaces:</text:p>
              <text:p text:style-name="P30">To use this product, the user will be required to fill the form in application. In the form he has to write <text:span text:style-name="T7">his</text:span> <text:span text:style-name="T7">required data</text:span>. Then he will be able to use the app.</text:p>
            </text:list-item>
          </text:list>
        </text:list-item>
      </text:list>
      <text:p text:style-name="P14"/>
      <text:p text:style-name="P14"/>
      <text:list xml:id="list214427396440579" text:continue-numbering="true" text:style-name="L1">
        <text:list-item>
          <text:p text:style-name="P12">System Features:</text:p>
          <text:list>
            <text:list-item>
              <text:p text:style-name="P15">Sign up:</text:p>
              <text:list>
                <text:list-item>
                  <text:p text:style-name="P15">Description and Priority:</text:p>
                  <text:p text:style-name="P31">This is a high priority feature as the user will then be able to <text:span text:style-name="T8">login and use the app.</text:span></text:p>
                </text:list-item>
                <text:list-item>
                  <text:p text:style-name="P15">Stimulus/Response Sequences:</text:p>
                  <text:p text:style-name="P35">The user will click on sign up and then page will be displayed and then user will be <text:s/>required to enter required data. And then he will move further.</text:p>
                </text:list-item>
                <text:list-item>
                  <text:p text:style-name="P15">Functional Requirements:</text:p>
                  <text:p text:style-name="P35">If the user fails to enter required data, he would not be able to move forward with the application.</text:p>
                </text:list-item>
              </text:list>
            </text:list-item>
          </text:list>
        </text:list-item>
      </text:list>
      <text:p text:style-name="P39"/>
      <text:p text:style-name="P39"/>
      <text:p text:style-name="P39"/>
      <text:list xml:id="list214428323016051" text:continue-numbering="true" text:style-name="L1">
        <text:list-item>
          <text:list>
            <text:list-item>
              <text:p text:style-name="P16"><text:soft-page-break/><text:span text:style-name="T9">Login</text:span>:</text:p>
              <text:list>
                <text:list-item>
                  <text:p text:style-name="P16">Description and Priority:</text:p>
                  <text:p text:style-name="P32">This is a high priority feature as the user will then be able to<text:span text:style-name="T8"> use the app.</text:span></text:p>
                </text:list-item>
                <text:list-item>
                  <text:p text:style-name="P16">Stimulus/Response Sequences:</text:p>
                  <text:p text:style-name="P36">The user will click on <text:span text:style-name="T10">login</text:span> and then “<text:span text:style-name="T10">Home</text:span>page” will be displayed and then user will be <text:span text:style-name="T10">able to use the application.</text:span></text:p>
                </text:list-item>
                <text:list-item>
                  <text:p text:style-name="P16">Functional Requirements:</text:p>
                  <text:p text:style-name="P36">If the user fails to enter <text:span text:style-name="T11">username and password correctly</text:span>, he would not be able to move forward with the application.</text:p>
                  <text:p text:style-name="P36"/>
                </text:list-item>
              </text:list>
            </text:list-item>
            <text:list-item>
              <text:p text:style-name="P17"><text:span text:style-name="T12">View Rooms</text:span>:</text:p>
              <text:list>
                <text:list-item>
                  <text:p text:style-name="P17">Description and Priority:</text:p>
                  <text:p text:style-name="P33">This is a high priority feature as the user will <text:span text:style-name="T13">then decide to come to hotel or not.</text:span></text:p>
                </text:list-item>
                <text:list-item>
                  <text:p text:style-name="P17">Stimulus/Response Sequences:</text:p>
                  <text:p text:style-name="P37">The user will click on <text:span text:style-name="T14">rooms</text:span> and then “<text:span text:style-name="T15">Rooms Page</text:span>” <text:span text:style-name="T14">along with the photos and feedbacks </text:span>will be displayed.</text:p>
                </text:list-item>
                <text:list-item>
                  <text:p text:style-name="P17">Functional Requirements:</text:p>
                  <text:p text:style-name="P37">If the user fails to enter <text:span text:style-name="T11">username and password correctly</text:span>, he would not be able to move forward with the application.</text:p>
                  <text:p text:style-name="P37"/>
                </text:list-item>
              </text:list>
            </text:list-item>
            <text:list-item>
              <text:p text:style-name="P18"><text:span text:style-name="T17">Give Feedback</text:span>:</text:p>
              <text:list>
                <text:list-item>
                  <text:p text:style-name="P18">Description and Priority:</text:p>
                  <text:p text:style-name="P34">This is a <text:span text:style-name="T20">intermediate</text:span> priority feature as the user <text:span text:style-name="T18">should be able to describe his stay he experienced at the hotel. But if he do not want to give any feedback then there is no issue.</text:span></text:p>
                </text:list-item>
                <text:list-item>
                  <text:p text:style-name="P18">Stimulus/Response Sequences:</text:p>
                  <text:p text:style-name="P38">The user will click on “<text:span text:style-name="T19">Feedback”</text:span> and then “<text:span text:style-name="T19">Give Feedback page</text:span>” <text:span text:style-name="T14"><text:s/></text:span>will be displayed. <text:span text:style-name="T19">Then the user will write his experience and then click on “submit” to submit his feedback.</text:span></text:p>
                </text:list-item>
                <text:list-item>
                  <text:p text:style-name="P18">Functional Requirements:</text:p>
                  <text:p text:style-name="P44">If the user do not want to give his feedback then there will be no issue.</text:p>
                </text:list-item>
              </text:list>
            </text:list-item>
          </text:list>
        </text:list-item>
      </text:list>
      <text:p text:style-name="P19"><text:tab/><text:tab/><text:tab/></text:p>
      <text:p text:style-name="P19"/>
      <text:p text:style-name="P19"/>
      <text:p text:style-name="P19"/>
      <text:p text:style-name="P19"/>
      <text:p text:style-name="P19"/>
      <text:list xml:id="list214427786650937" text:continue-numbering="true" text:style-name="L1">
        <text:list-item>
          <text:p text:style-name="P12"><text:soft-page-break/>Other Nonfunctional Requirements</text:p>
          <text:list>
            <text:list-item>
              <text:p text:style-name="P12">Performance Requirements:</text:p>
              <text:p text:style-name="P40">The photos should be display in HD ( 720p or 1080p ) quality.</text:p>
            </text:list-item>
          </text:list>
        </text:list-item>
      </text:list>
      <text:p text:style-name="P41"><text:tab/><text:tab/> <text:s text:c="2"/><text:span text:style-name="T16">The performance of app should be smooth.</text:span></text:p>
      <text:list xml:id="list214427340591642" text:continue-numbering="true" text:style-name="L1">
        <text:list-item>
          <text:list>
            <text:list-item>
              <text:p text:style-name="P12">Safety Requirements:</text:p>
              <text:p text:style-name="P42">The design of product should be user friendly and according to the standards of HCI ( Human Computer Interaction ).</text:p>
            </text:list-item>
            <text:list-item>
              <text:p text:style-name="P12">Security Requirements:</text:p>
              <text:p text:style-name="P43">The product should be secured by hacking or anonymous / unauthorized feedbacks.</text:p>
            </text:list-item>
            <text:list-item>
              <text:p text:style-name="P12">Software Quality Attributes:</text:p>
              <text:p text:style-name="P45">The product should be available 24/7. It should be user friendly and should fail softly.</text:p>
            </text:list-item>
            <text:list-item>
              <text:p text:style-name="P12">Business Rules:</text:p>
              <text:p text:style-name="P46">The user must be able to only view feedback list until he stay at the hotel.</text:p>
              <text:p text:style-name="P46"/>
            </text:list-item>
          </text:list>
        </text:list-item>
        <text:list-item>
          <text:p text:style-name="P12">Other Re<text:span text:style-name="T21">q</text:span>uirements</text:p>
          <text:p text:style-name="P20">NULL</text:p>
        </text:list-item>
      </text:list>
      <text:p text:style-name="P7"/>
      <text:p text:style-name="P8"/>
      <text:list xml:id="list214428359981824" text:continue-numbering="true" text:style-name="L1">
        <text:list-item>
          <text:list>
            <text:list-header>
              <text:p text:style-name="P48"/>
            </text:list-header>
          </text:list>
        </text:list-item>
      </text:list>
      <text:p text:style-name="P6"><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1T18:40:25.585165778</meta:creation-date>
    <meta:generator>LibreOffice/6.0.7.3$Linux_X86_64 LibreOffice_project/00m0$Build-3</meta:generator>
    <dc:date>2022-10-01T21:44:08.893311420</dc:date>
    <meta:editing-duration>PT3H10M38S</meta:editing-duration>
    <meta:editing-cycles>47</meta:editing-cycles>
    <meta:document-statistic meta:table-count="0" meta:image-count="0" meta:object-count="0" meta:page-count="5" meta:paragraph-count="88" meta:word-count="919" meta:character-count="5365" meta:non-whitespace-character-count="4561"/>
  </office:meta>
</office:document-meta>
</file>